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61cm"/>
    </style:style>
    <style:style style:name="Table1.B" style:family="table-column">
      <style:table-column-properties style:column-width="2.496cm"/>
    </style:style>
    <style:style style:name="Table1.C" style:family="table-column">
      <style:table-column-properties style:column-width="3.909cm"/>
    </style:style>
    <style:style style:name="Table1.D" style:family="table-column">
      <style:table-column-properties style:column-width="8.147cm"/>
    </style:style>
    <style:style style:name="Table1.A1" style:family="table-cell">
      <style:table-cell-properties style:vertical-align="middle" fo:padding="0.049cm" fo:border="none"/>
    </style:style>
    <style:style style:name="Table1.4" style:family="table-row">
      <style:table-row-properties style:min-row-height="0.921cm"/>
    </style:style>
    <style:style style:name="P1" style:family="paragraph" style:parent-style-name="Heading_20_2">
      <style:text-properties fo:language="en" fo:country="US"/>
    </style:style>
    <style:style style:name="P2" style:family="paragraph" style:parent-style-name="Heading_20_2">
      <style:text-properties officeooo:paragraph-rsid="0037c511"/>
    </style:style>
    <style:style style:name="P3" style:family="paragraph" style:parent-style-name="Heading_20_3">
      <style:text-properties fo:language="en" fo:country="US" fo:font-style="italic" style:text-underline-style="none" fo:font-weight="normal" officeooo:rsid="0034a6c5" style:font-style-asian="italic" style:font-weight-asian="normal" style:font-style-complex="italic" style:font-weight-complex="normal"/>
    </style:style>
    <style:style style:name="P4" style:family="paragraph" style:parent-style-name="Quotations" style:list-style-name="L5"/>
    <style:style style:name="P5" style:family="paragraph" style:parent-style-name="Quotations" style:list-style-name="L15"/>
    <style:style style:name="P6" style:family="paragraph" style:parent-style-name="Quotations" style:list-style-name="L16"/>
    <style:style style:name="P7" style:family="paragraph" style:parent-style-name="Quotations" style:list-style-name="L17"/>
    <style:style style:name="P8" style:family="paragraph" style:parent-style-name="Quotations" style:list-style-name="L18"/>
    <style:style style:name="P9" style:family="paragraph" style:parent-style-name="Quotations" style:list-style-name="L19"/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language="en" fo:country="US" fo:font-style="italic" style:text-underline-style="none" fo:font-weight="normal" officeooo:rsid="0034a6c5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language="en" fo:country="US" officeooo:paragraph-rsid="00366adc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4">
      <style:text-properties officeooo:paragraph-rsid="0037c511"/>
    </style:style>
    <style:style style:name="P28" style:family="paragraph" style:parent-style-name="Text_20_body">
      <style:text-properties officeooo:paragraph-rsid="0037c511"/>
    </style:style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officeooo:rsid="00366adc"/>
    </style:style>
    <style:style style:name="T4" style:family="text">
      <style:text-properties officeooo:rsid="0037c511"/>
    </style:style>
    <style:style style:name="T5" style:family="text">
      <style:text-properties officeooo:rsid="003cd99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<text:span text:style-name="T1">THE VESSEL BELOW</text:span></text:span></text:p>
      <text:h text:style-name="Heading_20_4" text:outline-level="4"><text:span text:style-name="Emphasis"><text:span text:style-name="T1">A 2D Psychological Horror Game</text:span></text:span></text:h>
      <text:p text:style-name="Text_20_body"><text:span text:style-name="Emphasis"><text:span text:style-name="T1"/></text:span></text:p>
      <text:h text:style-name="P1" text:outline-level="2">Expanded Lore</text:h>
      <text:p text:style-name="Text_20_body"><text:span text:style-name="T1">Following the devastation at </text:span><text:span text:style-name="Strong_20_Emphasis"><text:span text:style-name="T1">Pearl Harbor</text:span></text:span><text:span text:style-name="T1">, the USS </text:span><text:span text:style-name="Emphasis"><text:span text:style-name="T1">Redwater, </text:span></text:span><text:span text:style-name="T1">a newly commissioned aircraft carrier, was dispatched to </text:span><text:span text:style-name="Strong_20_Emphasis"><text:span text:style-name="T1">Ford Island</text:span></text:span><text:span text:style-name="T1"> carrying highly confidential cargo and an experimental aircraft. Among its crew is </text:span><text:span text:style-name="Strong_20_Emphasis"><text:span text:style-name="T2">Lt. Aaron Hale</text:span></text:span><text:span text:style-name="T1">, a seasoned radio technician with a dark past from the Philippines campaign.</text:span></text:p>
      <text:p text:style-name="Text_20_body"><text:span text:style-name="T1">During the voyage, a </text:span><text:span text:style-name="Strong_20_Emphasis"><text:span text:style-name="T1">distress call from an unknown source</text:span></text:span><text:span text:style-name="T1"> is intercepted. As the crew investigates, an unnatural fog envelops the ship. Radios go dead. Lights flicker. Then… the attack. But it wasn’t from the Japanese.</text:span></text:p>
      <text:p text:style-name="P10">When Hale wakes up in his room, the ship is empty. Time seems fractured. His only company? Strange messages scribbled in blood, deformed shadows in the corridors, and a persistent knocking sound from the lower decks…</text:p>
      <text:p text:style-name="P10"/>
      <text:h text:style-name="P2" text:outline-level="2">New Items</text:h>
      <text:list text:style-name="L14">
        <text:list-item>
          <text:p text:style-name="P27"><text:span text:style-name="Strong_20_Emphasis">Flashlight</text:span> – Dim light, flickers with proximity to entities.</text:p>
        </text:list-item>
        <text:list-item>
          <text:p text:style-name="P27"><text:span text:style-name="Strong_20_Emphasis">Rusty Toolbox</text:span> – Required to repair engine and aircraft.</text:p>
        </text:list-item>
        <text:list-item>
          <text:p text:style-name="P27"><text:span text:style-name="Strong_20_Emphasis">Diving Suit</text:span> – Needed for true ending area.</text:p>
        </text:list-item>
        <text:list-item>
          <text:p text:style-name="P27"><text:span text:style-name="Strong_20_Emphasis">Crew Logs</text:span> – Unlock secret backstories and hint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" text:outline-level="2"><text:soft-page-break/>Game Structure</text:h>
      <text:h text:style-name="Heading_20_3" text:outline-level="3">🔹 <text:span text:style-name="Strong_20_Emphasis">Base Game Flow</text:span></text:h>
      <text:h text:style-name="Heading_20_4" text:outline-level="4"><text:span text:style-name="Strong_20_Emphasis">Intro / Prologue: The Bridge</text:span></text:h>
      <text:list text:style-name="L1">
        <text:list-item>
          <text:p text:style-name="P13">You're talking with other officers. A distorted <text:span text:style-name="Strong_20_Emphasis">radio transmission</text:span> interrupts.</text:p>
        </text:list-item>
        <text:list-item>
          <text:p text:style-name="P13">A sudden <text:span text:style-name="Strong_20_Emphasis">explosion</text:span> hits the side of the ship.</text:p>
        </text:list-item>
        <text:list-item>
          <text:p text:style-name="P13">You hear unnatural screeching.</text:p>
        </text:list-item>
        <text:list-item>
          <text:p text:style-name="P13"><text:span text:style-name="Strong_20_Emphasis">Blackout</text:span>.</text:p>
        </text:list-item>
      </text:list>
      <text:h text:style-name="Heading_20_3" text:outline-level="3">🔸 <text:span text:style-name="Strong_20_Emphasis">Phase 1: Bedroom Wakeup</text:span></text:h>
      <text:list text:style-name="L2">
        <text:list-item>
          <text:p text:style-name="P14">Room is dark, power flickers.</text:p>
        </text:list-item>
        <text:list-item>
          <text:p text:style-name="P14">Scribbles on the wall: <text:span text:style-name="Emphasis">"We opened the gate…"</text:span></text:p>
        </text:list-item>
        <text:list-item>
          <text:p text:style-name="P14"><text:span text:style-name="Strong_20_Emphasis">Key item:</text:span> Flashlight (limited battery)</text:p>
        </text:list-item>
        <text:list-item>
          <text:p text:style-name="P14">Interact with personal locker – diary entries of crew begin to paint a picture of paranoia.</text:p>
        </text:list-item>
        <text:list-item>
          <text:p text:style-name="P14">Exit into a now-abandoned hallway with red emergency lights.</text:p>
        </text:list-item>
      </text:list>
      <text:h text:style-name="Heading_20_3" text:outline-level="3">🔸 <text:span text:style-name="Strong_20_Emphasis">Phase 2: Radio Room or Engine Room (Player Choice)</text:span></text:h>
      <text:h text:style-name="Heading_20_4" text:outline-level="4"><text:span text:style-name="Strong_20_Emphasis">Radio Room Path</text:span></text:h>
      <text:list text:style-name="L3">
        <text:list-item>
          <text:p text:style-name="P15">Radio distorted by static and whispers.</text:p>
        </text:list-item>
        <text:list-item>
          <text:p text:style-name="P15">You can try calling command (initiates <text:span text:style-name="Strong_20_Emphasis">Bad Ending path</text:span>).</text:p>
        </text:list-item>
        <text:list-item>
          <text:p text:style-name="P15">Ghostly crew member flickers in and out nearby.</text:p>
        </text:list-item>
      </text:list>
      <text:h text:style-name="Heading_20_4" text:outline-level="4" text:is-list-header="true"><text:span text:style-name="Strong_20_Emphasis">Engine Room Path</text:span></text:h>
      <text:list text:style-name="L4">
        <text:list-item>
          <text:p text:style-name="P16">Dark, industrial hallways. Steam hisses.</text:p>
        </text:list-item>
        <text:list-item>
          <text:p text:style-name="P16">Encounter first <text:span text:style-name="Strong_20_Emphasis">chase scene</text:span> – deformed crewman crawling on ceiling.</text:p>
        </text:list-item>
        <text:list-item>
          <text:p text:style-name="P16">Must hide in a locker or under debris.</text:p>
        </text:list-item>
        <text:list-item>
          <text:p text:style-name="P16"><text:span text:style-name="Strong_20_Emphasis">Key item:</text:span> Rusty valve, toolbox.</text:p>
        </text:list-item>
      </text:list>
      <text:h text:style-name="Heading_20_3" text:outline-level="3"/>
      <text:h text:style-name="Heading_20_3" text:outline-level="3">🔸 <text:span text:style-name="Strong_20_Emphasis">Phase 3: Kitchen Safe Zone</text:span></text:h>
      <text:list text:style-name="L5">
        <text:list-item>
          <text:p text:style-name="P17">Narrow escape chase to kitchen.</text:p>
        </text:list-item>
        <text:list-item>
          <text:p text:style-name="P17">Use environment to block path (throw shelf, hide in freezer).</text:p>
        </text:list-item>
        <text:list-item>
          <text:p text:style-name="P17">Optional NPC: <text:span text:style-name="Strong_20_Emphasis">Chef Ramos</text:span>, dazed and injured. Dialogue:</text:p>
          <text:p text:style-name="P4">“They’re not... they're not our crew anymore… They <text:span text:style-name="Emphasis">looked</text:span> like us. But their eyes… they’re wrong.”</text:p>
        </text:list-item>
      </text:list>
      <text:h text:style-name="Heading_20_3" text:outline-level="3"><text:soft-page-break/></text:h>
      <text:h text:style-name="Heading_20_3" text:outline-level="3">🔸 <text:span text:style-name="Strong_20_Emphasis">Phase 4: Mid Deck Exploration</text:span></text:h>
      <text:list text:style-name="L6">
        <text:list-item>
          <text:p text:style-name="P18">Retrieve blueprints of the ship.</text:p>
        </text:list-item>
        <text:list-item>
          <text:p text:style-name="P18">Must solve navigation puzzle.</text:p>
        </text:list-item>
        <text:list-item>
          <text:p text:style-name="P18">Discover <text:span text:style-name="Strong_20_Emphasis">sealed hangar</text:span> with the experimental aircraft.</text:p>
        </text:list-item>
        <text:list-item>
          <text:p text:style-name="P18">Need fuel, parts, and manual.</text:p>
        </text:list-item>
      </text:list>
      <text:h text:style-name="Heading_20_3" text:outline-level="3"/>
      <text:h text:style-name="Heading_20_3" text:outline-level="3">🔸 <text:span text:style-name="Strong_20_Emphasis">Phase 5: Final Push</text:span></text:h>
      <text:list text:style-name="L7">
        <text:list-item>
          <text:p text:style-name="P19">Get:</text:p>
          <text:list>
            <text:list-item>
              <text:p text:style-name="P19"><text:span text:style-name="Strong_20_Emphasis">Wrench Set</text:span> (from toolshed in Officer Quarters)</text:p>
            </text:list-item>
            <text:list-item>
              <text:p text:style-name="P19"><text:span text:style-name="Strong_20_Emphasis">Flight Manual</text:span> (from Captain's Cabin – heavily guarded by shadow entity)</text:p>
            </text:list-item>
            <text:list-item>
              <text:p text:style-name="P19"><text:span text:style-name="Strong_20_Emphasis">Fuel Canister</text:span> (from submerged storage – diving suit required)</text:p>
            </text:list-item>
          </text:list>
        </text:list-item>
      </text:list>
      <text:p text:style-name="Text_20_body"/>
      <text:h text:style-name="Heading_20_3" text:outline-level="3"><text:span text:style-name="Strong_20_Emphasis">Bad Ending: Radio Call</text:span></text:h>
      <text:list text:style-name="L8">
        <text:list-item>
          <text:p text:style-name="P20">Radio reaches command.</text:p>
        </text:list-item>
        <text:list-item>
          <text:p text:style-name="P20">You wait.</text:p>
        </text:list-item>
        <text:list-item>
          <text:p text:style-name="P20">Cutscene: Planes arrive… they’re <text:span text:style-name="Strong_20_Emphasis">Japanese</text:span>.</text:p>
        </text:list-item>
        <text:list-item>
          <text:p text:style-name="P20">Final image: Aaron’s body among wreckage, shadowy figures feast.</text:p>
        </text:list-item>
      </text:list>
      <text:h text:style-name="Heading_20_3" text:outline-level="3"><text:span text:style-name="Strong_20_Emphasis">Good Ending: Plane Escape</text:span></text:h>
      <text:list text:style-name="L9">
        <text:list-item>
          <text:p text:style-name="P21">You fully repair the experimental plane.</text:p>
        </text:list-item>
        <text:list-item>
          <text:p text:style-name="P21">Intense final sequence getting to the deck as the entity floods the halls.</text:p>
        </text:list-item>
        <text:list-item>
          <text:p text:style-name="P21">Takeoff into a rising sun.</text:p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Future Expansion: <text:span text:style-name="Strong_20_Emphasis">TRUE ENDING</text:span></text:h>
      <text:h text:style-name="Heading_20_3" text:outline-level="3">Requirements</text:h>
      <text:list text:style-name="L10">
        <text:list-item>
          <text:p text:style-name="P22">Discover <text:span text:style-name="Strong_20_Emphasis">diving gear</text:span> (in medical bay).</text:p>
        </text:list-item>
        <text:list-item>
          <text:p text:style-name="P22">Find hidden hatch in motor room floor (hinted at in crew logs).</text:p>
        </text:list-item>
      </text:list>
      <text:h text:style-name="Heading_20_3" text:outline-level="3">New Area: The Submerged Lab</text:h>
      <text:list text:style-name="L11">
        <text:list-item>
          <text:p text:style-name="P23">Old WW1-era <text:span text:style-name="Strong_20_Emphasis">German U-boat</text:span>, hidden beneath the ship.</text:p>
        </text:list-item>
        <text:list-item>
          <text:p text:style-name="P23">Bio-lab setup inside with creepy postwar experiments.</text:p>
        </text:list-item>
        <text:list-item>
          <text:p text:style-name="P23">Notes suggest <text:span text:style-name="Strong_20_Emphasis">a recovered alien signal</text:span>, being reverse-engineered.</text:p>
        </text:list-item>
        <text:list-item>
          <text:p text:style-name="P23">The "entity" may have come from that signal.</text:p>
        </text:list-item>
      </text:list>
      <text:h text:style-name="Heading_20_3" text:outline-level="3">Truth Revealed</text:h>
      <text:list text:style-name="L12">
        <text:list-item>
          <text:p text:style-name="P24">The USS Redwater was part of a secret project, <text:span text:style-name="Strong_20_Emphasis">Project Echo Dawn</text:span>—testing contact with non-terrestrial intelligences through high-frequency sonar.</text:p>
        </text:list-item>
        <text:list-item>
          <text:p text:style-name="P24">The attack wasn’t Japanese. It was something they <text:span text:style-name="Strong_20_Emphasis">unleashed</text:span>.</text:p>
        </text:list-item>
      </text:list>
      <text:h text:style-name="Heading_20_3" text:outline-level="3">True Ending:</text:h>
      <text:list text:style-name="L13">
        <text:list-item>
          <text:p text:style-name="P25">Disable the source signal by overloading the sonar transmitter.</text:p>
        </text:list-item>
        <text:list-item>
          <text:p text:style-name="P25">Escape on a small emergency pod.</text:p>
        </text:list-item>
        <text:list-item>
          <text:p text:style-name="P25">Final log: “USS Redwater status: lost at sea. All hands… unaccounted for.”</text:p>
        </text:list-item>
      </text:list>
      <text:h text:style-name="Heading_20_2" text:outline-level="2"/>
      <text:h text:style-name="Heading_20_2" text:outline-level="2">NPC Idea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Location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Dialogue Snippe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hef Ramos</text:span></text:p>
          </table:table-cell>
          <table:table-cell table:style-name="Table1.A1" office:value-type="string">
            <text:p text:style-name="Table_20_Contents">Kitchen</text:p>
          </table:table-cell>
          <table:table-cell table:style-name="Table1.A1" office:value-type="string">
            <text:p text:style-name="Table_20_Contents">Injured, hiding</text:p>
          </table:table-cell>
          <table:table-cell table:style-name="Table1.A1" office:value-type="string">
            <text:p text:style-name="Table_20_Contents">“I saw Jones… <text:span text:style-name="Emphasis">eating</text:span> himself, Hale. Something's in our blood.”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mmander Bartlett</text:span></text:p>
          </table:table-cell>
          <table:table-cell table:style-name="Table1.A1" office:value-type="string">
            <text:p text:style-name="Table_20_Contents">Medical Bay</text:p>
          </table:table-cell>
          <table:table-cell table:style-name="Table1.A1" office:value-type="string">
            <text:p text:style-name="Table_20_Contents">Half-present, stuck in a loop</text:p>
          </table:table-cell>
          <table:table-cell table:style-name="Table1.A1" office:value-type="string">
            <text:p text:style-name="Table_20_Contents">“We thought <text:span text:style-name="T5">they</text:span> were calling for help… but something else answered.”</text:p>
          </table:table-cell>
        </table:table-row>
        <table:table-row table:style-name="Table1.4">
          <table:table-cell table:style-name="Table1.A1" office:value-type="string">
            <text:p text:style-name="Table_20_Contents"><text:span text:style-name="Strong_20_Emphasis">Ensign Porter</text:span></text:p>
          </table:table-cell>
          <table:table-cell table:style-name="Table1.A1" office:value-type="string">
            <text:p text:style-name="Table_20_Contents">Hangar</text:p>
          </table:table-cell>
          <table:table-cell table:style-name="Table1.A1" office:value-type="string">
            <text:p text:style-name="Table_20_Contents"><text:span text:style-name="T4">H</text:span>elps guide player</text:p>
          </table:table-cell>
          <table:table-cell table:style-name="Table1.A1" office:value-type="string">
            <text:p text:style-name="Table_20_Contents">“They’re trapped between static. You must cut the signal.”</text:p>
          </table:table-cell>
        </table:table-row>
      </table:table>
      <text:p text:style-name="Text_20_body"/>
      <text:h text:style-name="Heading_20_3" text:outline-level="3">Chef Ramos’s Clue:</text:h>
      <text:p text:style-name="Quotations">“Belly of the ship… the water calls” → Suggests there's a hidden area <text:span text:style-name="Strong_20_Emphasis">under the engine room</text:span>.</text:p>
      <text:h text:style-name="P2" text:outline-level="2"><text:soft-page-break/><text:span text:style-name="T4">Dialogue Tree: PROLOGUE</text:span></text:h>
      <text:p text:style-name="P28"/>
      <text:h text:style-name="P2" text:outline-level="2">Commander Bartlett – Dialogue Tree</text:h>
      <text:p text:style-name="Quotations"><text:span text:style-name="Strong_20_Emphasis">Bartlett</text:span>:<text:line-break/>“Redwater’s running smooth, Lieutenant. Almost feels… too smooth.”<text:line-break/><text:span text:style-name="Emphasis">He lowers the binoculars and looks at you.</text:span></text:p>
      <text:h text:style-name="Heading_20_3" text:outline-level="3"><text:span text:style-name="Strong_20_Emphasis">Dialogue Choices (Player)</text:span></text:h>
      <text:list text:style-name="L16">
        <text:list-item>
          <text:p text:style-name="P30"><text:span text:style-name="Strong_20_Emphasis">“Superstition doesn’t suit you, Commander.”</text:span></text:p>
          <text:p text:style-name="P6"><text:span text:style-name="Strong_20_Emphasis">Bartlett</text:span>: “That’s not superstition, it’s instinct. After Pearl, I trust my gut more than any radar.”</text:p>
        </text:list-item>
        <text:list-item>
          <text:p text:style-name="P30"><text:span text:style-name="Strong_20_Emphasis">“Still no word from Ford Island?”</text:span></text:p>
          <text:p text:style-name="P6"><text:span text:style-name="Strong_20_Emphasis">Bartlett</text:span>: “Radio's fuzzy. They’re either too busy… or something’s blocking it.”</text:p>
        </text:list-item>
        <text:list-item>
          <text:p text:style-name="P30"><text:span text:style-name="Strong_20_Emphasis">“Maybe we’re just lucky.”</text:span></text:p>
          <text:p text:style-name="P6"><text:span text:style-name="Strong_20_Emphasis">Bartlett</text:span>: “There’s no such thing as luck out here. Only decisions and consequences.”</text:p>
        </text:list-item>
        <text:list-item>
          <text:p text:style-name="P30"><text:span text:style-name="Emphasis">(Remain silent)</text:span></text:p>
          <text:p text:style-name="P6"><text:span text:style-name="Strong_20_Emphasis">Bartlett</text:span> (squints): “Quiet officers don’t live long. Speak your thoughts, Hale.”</text:p>
        </text:list-item>
      </text:list>
      <text:p text:style-name="Quotations"><text:span text:style-name="Strong_20_Emphasis"/></text:p>
      <text:p text:style-name="Quotations"><text:span text:style-name="Strong_20_Emphasis">Bartlett</text:span> <text:span text:style-name="Emphasis">(continues)</text:span>:<text:line-break/>“You ever wonder if we’re alone out here? I mean truly <text:span text:style-name="Emphasis">alone</text:span>?”</text:p>
      <text:h text:style-name="Heading_20_3" text:outline-level="3"><text:span text:style-name="Strong_20_Emphasis">Dialogue Choices (Player)</text:span></text:h>
      <text:list text:style-name="L17">
        <text:list-item>
          <text:p text:style-name="P31"><text:span text:style-name="Strong_20_Emphasis">“You mean enemy subs?”</text:span></text:p>
          <text:p text:style-name="P7"><text:span text:style-name="Strong_20_Emphasis">Bartlett</text:span>: “I’d <text:span text:style-name="Emphasis">prefer</text:span> enemy subs. At least they’re predictable.”</text:p>
        </text:list-item>
        <text:list-item>
          <text:p text:style-name="P31"><text:span text:style-name="Strong_20_Emphasis">“You hear something, sir?”</text:span></text:p>
          <text:p text:style-name="P7"><text:span text:style-name="Strong_20_Emphasis">Bartlett</text:span>: “No. That’s what’s troubling me.”</text:p>
        </text:list-item>
        <text:list-item>
          <text:p text:style-name="P31"><text:span text:style-name="Strong_20_Emphasis">“You think we’re being watched?”</text:span></text:p>
          <text:p text:style-name="P7"><text:span text:style-name="Strong_20_Emphasis">Bartlett</text:span>: “No. I think… we’re being <text:span text:style-name="Emphasis">listened</text:span> to.”</text:p>
        </text:list-item>
      </text:list>
      <text:h text:style-name="Heading_20_2" text:outline-level="2"><text:soft-page-break/>Ensign Porter – Dialogue Tree</text:h>
      <text:p text:style-name="Quotations"><text:span text:style-name="Emphasis">(Porter fiddles with a knob, leans into the receiver, frustrated.)</text:span><text:line-break/><text:span text:style-name="Strong_20_Emphasis">Porter</text:span>: “Sir, there’s something weird in the signal. Repeating pulses… not Morse, not Japanese.”</text:p>
      <text:h text:style-name="Heading_20_3" text:outline-level="3"><text:span text:style-name="Strong_20_Emphasis">Dialogue Choices (Player)</text:span></text:h>
      <text:list text:style-name="L18">
        <text:list-item>
          <text:p text:style-name="P32"><text:span text:style-name="Strong_20_Emphasis">“Could be distortion from the storm.”</text:span></text:p>
          <text:p text:style-name="P8"><text:span text:style-name="Strong_20_Emphasis">Porter</text:span>: “Could be. But it’s <text:span text:style-name="Emphasis">rhythmic</text:span>. Feels... deliberate.”</text:p>
        </text:list-item>
        <text:list-item>
          <text:p text:style-name="P32"><text:span text:style-name="Strong_20_Emphasis">“Is it English?”</text:span></text:p>
          <text:p text:style-name="P8"><text:span text:style-name="Strong_20_Emphasis">Porter</text:span>: “No language I know, sir. Just… noise that wants to be words.”</text:p>
        </text:list-item>
        <text:list-item>
          <text:p text:style-name="P32"><text:span text:style-name="Strong_20_Emphasis">“Try tuning again.”</text:span></text:p>
          <text:p text:style-name="P8"><text:span text:style-name="Strong_20_Emphasis">Porter</text:span>: “I’ve been trying. It’s not a frequency issue—it’s embedded <text:span text:style-name="Emphasis">beneath</text:span> the broadcast.”</text:p>
        </text:list-item>
      </text:list>
      <text:p text:style-name="Quotations"><text:span text:style-name="Strong_20_Emphasis"/></text:p>
      <text:p text:style-name="Quotations"><text:span text:style-name="Strong_20_Emphasis">Porter</text:span> <text:span text:style-name="Emphasis">(a bit spooked)</text:span>:<text:line-break/>“Sir... it's like it's waiting for someone to respond.”</text:p>
      <text:h text:style-name="Heading_20_3" text:outline-level="3"><text:span text:style-name="Strong_20_Emphasis">Dialogue Choices (Player)</text:span></text:h>
      <text:list text:style-name="L19">
        <text:list-item>
          <text:p text:style-name="P33"><text:span text:style-name="Strong_20_Emphasis">“Then don’t answer it.”</text:span></text:p>
          <text:p text:style-name="P9"><text:span text:style-name="Strong_20_Emphasis">Porter</text:span>: “Yes, sir. But... what if someone already did?”</text:p>
        </text:list-item>
        <text:list-item>
          <text:p text:style-name="P33"><text:span text:style-name="Strong_20_Emphasis">“Keep monitoring. Don’t engage.”</text:span></text:p>
          <text:p text:style-name="P9"><text:span text:style-name="Strong_20_Emphasis">Porter</text:span>: “Aye. I’ll keep it off open channel.”</text:p>
        </text:list-item>
        <text:list-item>
          <text:p text:style-name="P33"><text:span text:style-name="Strong_20_Emphasis">“Mark the frequency. I want that logged.”</text:span></text:p>
          <text:p text:style-name="P9"><text:span text:style-name="Strong_20_Emphasis">Porter</text:span>: “Understood, sir. Marking now.”</text:p>
        </text:list-item>
      </text:list>
      <text:p text:style-name="Quotations"/>
      <text:h text:style-name="P2" text:outline-level="2"><text:span text:style-name="Strong_20_Emphasis">Disaster Cutscene</text:span></text:h>
      <text:p text:style-name="Text_20_body"><text:span text:style-name="Emphasis">Just as you finish speaking with Porter, alarms blare. A rumble shakes the deck. The ship lurches violently. Commander Bartlett stumbles forward, yelling orders.</text:span></text:p>
      <text:p text:style-name="Quotations"><text:span text:style-name="Strong_20_Emphasis">Bartlett</text:span>: “Brace for impact! Unknown contact—port side—full lock—”</text:p>
      <text:p text:style-name="Text_20_body"><text:span text:style-name="Emphasis">Your vision blurs. Porter screams. Something slams the hull. Darkness.</text:span></text:p>
      <text:p text:style-name="Text_20_body"><text:span text:style-name="Emphasis"/></text:p>
      <text:h text:style-name="Heading_20_2" text:outline-level="2"><text:soft-page-break/>Phase <text:span text:style-name="T5">1</text:span>: Bedroom Wake-Up</text:h>
      <text:p text:style-name="Text_20_body">You awaken alone in your quarters with a ringing in your ears, remembering fragments of the conversation—but unsure of what was real. The static persists on the broken intercom.</text:p>
      <text:h text:style-name="Heading_20_3" text:outline-level="3"/>
      <text:h text:style-name="Heading_20_3" text:outline-level="3">Hints Embedded:</text:h>
      <text:list text:style-name="L20">
        <text:list-item>
          <text:p text:style-name="P34">Bartlett’s “being listened to” line foreshadows the sonar anomaly.</text:p>
        </text:list-item>
        <text:list-item>
          <text:p text:style-name="P34">Porter’s “noise that wants to be words” suggests the signal from the submarine lab.</text:p>
        </text:list-item>
        <text:list-item>
          <text:p text:style-name="P34">If the player re-visits the radio room later, they may <text:span text:style-name="Strong_20_Emphasis">recognize the frequency</text:span> from the log if they chose “Mark the frequency.”</text:p>
        </text:list-item>
      </text:list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6:29:23.922600303</meta:creation-date>
    <dc:date>2025-05-31T23:20:09.535723788</dc:date>
    <meta:editing-duration>PT1H41M13S</meta:editing-duration>
    <meta:editing-cycles>23</meta:editing-cycles>
    <meta:generator>LibreOffice/24.2.7.2$Linux_X86_64 LibreOffice_project/420$Build-2</meta:generator>
    <meta:document-statistic meta:table-count="1" meta:image-count="0" meta:object-count="0" meta:page-count="7" meta:paragraph-count="140" meta:word-count="1131" meta:character-count="6887" meta:non-whitespace-character-count="5958"/>
  </office:meta>
</office:document-meta>
</file>